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color="#C9211E"/>
    </style:style>
    <style:style style:name="P5" style:parent-style-name="Standard" style:family="paragraph">
      <style:text-properties fo:color="#C9211E"/>
    </style:style>
    <style:style style:name="P6" style:parent-style-name="Standard" style:family="paragraph">
      <style:text-properties fo:color="#C9211E"/>
    </style:style>
    <style:style style:name="T7" style:parent-style-name="Policepardéfaut" style:family="text">
      <style:text-properties fo:color="#C9211E"/>
    </style:style>
    <style:style style:name="P8" style:parent-style-name="Standard" style:family="paragraph">
      <style:text-properties fo:color="#C9211E"/>
    </style:style>
    <style:style style:name="T9" style:parent-style-name="Policepardéfaut" style:family="text">
      <style:text-properties fo:color="#C9211E"/>
    </style:style>
    <style:style style:name="T10" style:parent-style-name="Policepardéfaut" style:family="text">
      <style:text-properties fo:color="#C9211E"/>
    </style:style>
    <style:style style:name="T11" style:parent-style-name="Policepardéfaut" style:family="text">
      <style:text-properties fo:color="#C9211E"/>
    </style:style>
    <style:style style:name="P12" style:parent-style-name="Standard" style:family="paragraph">
      <style:text-properties fo:color="#C9211E"/>
    </style:style>
    <style:style style:name="T13" style:parent-style-name="Policepardéfaut" style:family="text">
      <style:text-properties fo:color="#C9211E"/>
    </style:style>
    <style:style style:name="T14" style:parent-style-name="Policepardéfaut" style:family="text">
      <style:text-properties fo:color="#C9211E"/>
    </style:style>
    <style:style style:name="T15" style:parent-style-name="Policepardéfaut" style:family="text">
      <style:text-properties fo:color="#C9211E"/>
    </style:style>
    <style:style style:name="P1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color="#C9211E"/>
    </style:style>
    <style:style style:name="P18" style:parent-style-name="Standard" style:family="paragraph">
      <style:text-properties fo:color="#C9211E"/>
    </style:style>
    <style:style style:name="P19" style:parent-style-name="Standard" style:family="paragraph">
      <style:text-properties fo:color="#C9211E"/>
    </style:style>
    <style:style style:name="P20" style:parent-style-name="Standard" style:family="paragraph">
      <style:text-properties fo:color="#C9211E"/>
    </style:style>
    <style:style style:name="P21" style:parent-style-name="Standard" style:family="paragraph">
      <style:text-properties fo:color="#C9211E"/>
    </style:style>
    <style:style style:name="P22" style:parent-style-name="Standard" style:family="paragraph">
      <style:text-properties fo:color="#C9211E"/>
    </style:style>
    <style:style style:name="P23" style:parent-style-name="Standard" style:family="paragraph">
      <style:text-properties fo:color="#C9211E"/>
    </style:style>
    <style:style style:name="P24" style:parent-style-name="Standard" style:family="paragraph">
      <style:text-properties fo:color="#C9211E"/>
    </style:style>
    <style:style style:name="T25" style:parent-style-name="Policepardéfaut" style:family="text">
      <style:text-properties fo:color="#C9211E"/>
    </style:style>
    <style:style style:name="T26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color="#C9211E"/>
    </style:style>
    <style:style style:name="P28" style:parent-style-name="Standard" style:family="paragraph">
      <style:text-properties fo:color="#C9211E"/>
    </style:style>
    <style:style style:name="P29" style:parent-style-name="Standard" style:family="paragraph">
      <style:text-properties fo:color="#C9211E"/>
    </style:style>
    <style:style style:name="P30" style:parent-style-name="Standard" style:family="paragraph">
      <style:text-properties fo:color="#C9211E"/>
    </style:style>
    <style:style style:name="P31" style:parent-style-name="Standard" style:family="paragraph">
      <style:text-properties fo:color="#C9211E"/>
    </style:style>
    <style:style style:name="T32" style:parent-style-name="Policepardéfaut" style:family="text">
      <style:text-properties fo:color="#C9211E"/>
    </style:style>
    <style:style style:name="P33" style:parent-style-name="Standard" style:family="paragraph">
      <style:text-properties fo:color="#C9211E"/>
    </style:style>
    <style:style style:name="P34" style:parent-style-name="Standard" style:family="paragraph">
      <style:text-properties fo:color="#C9211E"/>
    </style:style>
    <style:style style:name="P35" style:parent-style-name="Standard" style:family="paragraph">
      <style:text-properties fo:color="#C9211E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color="#C9211E"/>
    </style:style>
    <style:style style:name="P39" style:parent-style-name="Standard" style:family="paragraph">
      <style:text-properties fo:color="#C9211E"/>
    </style:style>
    <style:style style:name="P40" style:parent-style-name="Standard" style:family="paragraph">
      <style:text-properties fo:color="#C9211E"/>
    </style:style>
    <style:style style:name="T41" style:parent-style-name="Policepardéfaut" style:family="text">
      <style:text-properties fo:color="#C9211E"/>
    </style:style>
    <style:style style:name="P42" style:parent-style-name="Standard" style:family="paragraph">
      <style:text-properties fo:color="#C9211E"/>
    </style:style>
    <style:style style:name="P43" style:parent-style-name="Standard" style:family="paragraph">
      <style:text-properties fo:color="#C9211E"/>
    </style:style>
    <style:style style:name="P44" style:parent-style-name="Standard" style:list-style-name="LFO1" style:family="paragraph"/>
    <style:style style:name="P45" style:parent-style-name="NormalWeb" style:family="paragraph">
      <style:paragraph-properties fo:margin-top="0in" fo:margin-bottom="0in" fo:margin-left="0.25in">
        <style:tab-stops/>
      </style:paragraph-properties>
    </style:style>
    <style:style style:name="T46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P48" style:parent-style-name="Standard" style:list-style-name="LFO1" style:family="paragraph"/>
    <style:style style:name="P49" style:parent-style-name="NormalWeb" style:family="paragraph">
      <style:paragraph-properties fo:margin-top="0in" fo:margin-bottom="0in" fo:margin-left="0.5in">
        <style:tab-stops/>
      </style:paragraph-properties>
      <style:text-properties style:font-name="Arial" style:font-name-complex="Arial" fo:color="#000000" fo:font-size="11pt" style:font-size-asian="11pt" style:font-size-complex="11pt"/>
    </style:style>
    <style:style style:name="P50" style:parent-style-name="NormalWeb" style:family="paragraph">
      <style:paragraph-properties fo:margin-top="0in" fo:margin-bottom="0in" fo:margin-left="0.5in">
        <style:tab-stops/>
      </style:paragraph-properties>
    </style:style>
    <style:style style:name="T51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52" style:parent-style-name="NormalWeb" style:family="paragraph">
      <style:paragraph-properties fo:margin-top="0in" fo:margin-bottom="0in" fo:margin-left="0.5in">
        <style:tab-stops/>
      </style:paragraph-properties>
    </style:style>
    <style:style style:name="T53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54" style:parent-style-name="NormalWeb" style:family="paragraph">
      <style:paragraph-properties fo:margin-top="0in" fo:margin-bottom="0in" fo:margin-left="0.5in">
        <style:tab-stops/>
      </style:paragraph-properties>
    </style:style>
    <style:style style:name="T55" style:parent-style-name="Policepardéfaut" style:family="text">
      <style:text-properties style:font-name="Arial" style:font-name-complex="Arial" fo:color="#000000" fo:font-size="11pt" style:font-size-asian="11pt" style:font-size-complex="11pt"/>
    </style:style>
    <style:style style:name="P56" style:parent-style-name="Standard" style:family="paragraph">
      <style:paragraph-properties fo:margin-left="0.5in">
        <style:tab-stops/>
      </style:paragraph-properties>
    </style:style>
    <style:style style:name="P57" style:parent-style-name="Standard" style:list-style-name="LFO1" style:family="paragraph"/>
    <style:style style:name="P58" style:parent-style-name="Standard" style:family="paragraph">
      <style:paragraph-properties fo:margin-left="0.5in">
        <style:tab-stops/>
      </style:paragraph-properties>
    </style:style>
    <style:style style:name="P59" style:parent-style-name="Standard" style:list-style-name="LFO2" style:family="paragraph"/>
    <style:style style:name="P60" style:parent-style-name="Standard" style:family="paragraph">
      <style:paragraph-properties fo:margin-left="0.5in">
        <style:tab-stops/>
      </style:paragraph-properties>
    </style:style>
    <style:style style:name="T61" style:parent-style-name="Policepardéfaut" style:family="text">
      <style:text-properties style:font-name="Wingdings" style:font-name-asian="Wingdings" style:font-name-complex="Wingdings"/>
    </style:style>
    <style:style style:name="P62" style:parent-style-name="Standard" style:list-style-name="LFO1" style:family="paragraph"/>
  </office:automatic-styles>
  <office:body>
    <office:text text:use-soft-page-breaks="true">
      <text:p text:style-name="P1"/>
      <text:p text:style-name="P2"/>
      <text:p text:style-name="P3">1. Présentation ensemble projet</text:p>
      <text:p text:style-name="Standard"/>
      <text:p text:style-name="Standard"><text:line-break/>Où vous situez vous ?</text:p>
      <text:p text:style-name="Standard"/>
      <text:p text:style-name="P4">Centre d’Albi</text:p>
      <text:p text:style-name="Standard"/>
      <text:p text:style-name="Standard">Présentez l’équipe :</text:p>
      <text:p text:style-name="P5"/>
      <text:p text:style-name="P6">Juliano sur les RS</text:p>
      <text:p text:style-name="Standard">Margot a fond sur les maths</text:p>
      <text:p text:style-name="Standard">Alexien mise en rayon</text:p>
      <text:p text:style-name="Standard"/>
      <text:p text:style-name="Standard">Quelle est sa cible  principale ?<text:span text:style-name="T7"><text:s/>Attirer + de jeune, clientèle vieillissantes &gt; cherche à fidéliser <text:s/>une clientèle jeune.</text:span></text:p>
      <text:p text:style-name="P8">entreprise crée depuis 15 ans</text:p>
      <text:p text:style-name="Standard"/>
      <text:p text:style-name="Standard">Quels sont ses centres d’intérêt ?<text:s/><text:span text:style-name="T9">Intéressé par les animaux</text:span></text:p>
      <text:p text:style-name="Standard"/>
      <text:p text:style-name="Standard">Est-ce que vous voulez rendre votre site accessible sur mobile ?<text:s/><text:span text:style-name="T10">Oui</text:span></text:p>
      <text:p text:style-name="Standard"/>
      <text:p text:style-name="Standard">Quels sont les concurrents ?<text:s/><text:span text:style-name="T11">N’a plus les noms(jardiland..), + à l’extérieur de la ville, aux portes d’albi. Pas très pro dans le soin des animaux</text:span></text:p>
      <text:p text:style-name="P12"/>
      <text:p text:style-name="Standard">Êtes vous sur un marché local national ou international ?<text:s/><text:span text:style-name="T13">Clients bougent mais restent dans occitanie,<text:s/></text:span><text:span text:style-name="T14">souhaite rester comme ça.</text:span></text:p>
      <text:p text:style-name="Standard"/>
      <text:p text:style-name="Standard">Comment voulez-vous être perçus au travers de votre site ?<text:s/><text:span text:style-name="T15">+ jeune, plus dynamique.</text:span></text:p>
      <text:p text:style-name="Standard"/>
      <text:p text:style-name="P16">2. Description graphique</text:p>
      <text:p text:style-name="Standard"/>
      <text:p text:style-name="Standard">As t il des envies de design ? ( couleurs, etc..) <text:s/>Pourquoi ? Avez vous une idée d’arborescence pour votre site ? Que<text:s/>mettre dans le menu ?<text:s/><text:span text:style-name="T17"><text:s/>Donner un côté naturel, a parlé ac un infographiste (logo), couleurs proches de la nature.</text:span></text:p>
      <text:p text:style-name="Standard"/>
      <text:p text:style-name="P18">Simple.</text:p>
      <text:p text:style-name="Standard"/>
      <text:p text:style-name="Standard">Quelles sont les fonctionnalités qu’il veut mettre en avant ? Comme une création de compte.. etc</text:p>
      <text:p text:style-name="Standard"/>
      <text:p text:style-name="P19">mettre en avant ses produits</text:p>
      <text:p text:style-name="P20">vendre</text:p>
      <text:p text:style-name="P21">attirer clientele</text:p>
      <text:p text:style-name="P22">création faq</text:p>
      <text:p text:style-name="P23">création de compte</text:p>
      <text:p text:style-name="P24">promo de 30 %</text:p>
      <text:p text:style-name="Standard"><text:span text:style-name="T25">quand c l’anniv 10 %</text:span></text:p>
      <text:p text:style-name="Standard"/>
      <text:p text:style-name="Standard"><text:span text:style-name="T26">3. Description fonctionnelle</text:span></text:p>
      <text:p text:style-name="Standard"/>
      <text:p text:style-name="Standard">Voulez-vous un site vitrine ou e-commerce ?<text:span text:style-name="T27">ecom</text:span></text:p>
      <text:p text:style-name="Standard"/>
      <text:p text:style-name="P28"/>
      <text:p text:style-name="Standard"/>
      <text:p text:style-name="Standard">Si e-commerce est ce que vous livrez / click and collect, livraison relais.. ?</text:p>
      <text:p text:style-name="P29"/>
      <text:p text:style-name="P30">Click<text:s/>and collect. Livraison (personne à mobilité réduite..)</text:p>
      <text:p text:style-name="Standard"/>
      <text:p text:style-name="Standard"/>
      <text:p text:style-name="Standard">Quels moyens de contact voulez vous mettre en place ? Téléphone, mail, chatbot..contact form…</text:p>
      <text:p text:style-name="Standard"/>
      <text:p text:style-name="P31">facebook – telephone – (email, pro ? Un nouveau pour le site ?)</text:p>
      <text:p text:style-name="Standard"/>
      <text:p text:style-name="Standard"/>
      <text:p text:style-name="Standard">Est ce qu’il veut lier son Facebook au<text:s/>site ?<text:span text:style-name="T32"><text:s/>yes</text:span></text:p>
      <text:p text:style-name="Standard"/>
      <text:p text:style-name="Standard">Quel nom de domaine + quelle extension ?</text:p>
      <text:p text:style-name="P33">animalin.com</text:p>
      <text:p text:style-name="P34"/>
      <text:p text:style-name="Standard">Hébergement mutualisé ou dédié ?</text:p>
      <text:p text:style-name="Standard"/>
      <text:p text:style-name="P35">mutualisé lol</text:p>
      <text:p text:style-name="Standard"/>
      <text:p text:style-name="Standard"/>
      <text:p text:style-name="P36">4. Prestation attendue</text:p>
      <text:p text:style-name="P37"/>
      <text:p text:style-name="Standard">Qui s’occupe de l’infogérance?</text:p>
      <text:p text:style-name="P38"/>
      <text:p text:style-name="P39">Juliano sera rapidement formé par nos soins.</text:p>
      <text:p text:style-name="Standard"/>
      <text:p text:style-name="Standard">Quel est le budget dédié ? Pas très<text:s/>gros… a vu d’autres prestataires avec offre intéressante</text:p>
      <text:p text:style-name="P40">3000e</text:p>
      <text:p text:style-name="Standard"/>
      <text:p text:style-name="Standard">Quelles sont vos ressources disponibles (logo, élément graphique) et souhaitez vous faire appel à un de NOS graphistes ?<text:s/><text:span text:style-name="T41">No</text:span></text:p>
      <text:p text:style-name="Standard"/>
      <text:p text:style-name="Standard"/>
      <text:p text:style-name="Standard">Comment voulez vous organiser le suivi du projet ?</text:p>
      <text:p text:style-name="P42">Une fois toutes<text:s/>les 2 smn</text:p>
      <text:p text:style-name="Standard"/>
      <text:p text:style-name="Standard"/>
      <text:p text:style-name="Standard">Quel est le délai de délivrance ?</text:p>
      <text:p text:style-name="P43">Avant septembre</text:p>
      <text:p text:style-name="Standard"/>
      <text:p text:style-name="Standard"/>
      <text:p text:style-name="Standard">-----------------------------------------------------</text:p>
      <text:list text:style-name="LFO1" text:continue-numbering="true">
        <text:list-item>
          <text:p text:style-name="P44">Ac quels employés ?</text:p>
        </text:list-item>
      </text:list>
      <text:p text:style-name="P45"><text:span text:style-name="T46">Le patron et beaucoup julian car c’est lui qui gère <text:s/>facebook</text:span></text:p>
      <text:p text:style-name="P47"/>
      <text:p text:style-name="Standard"/>
      <text:list text:style-name="LFO1" text:continue-numbering="true">
        <text:list-item>
          <text:p text:style-name="P48">Rôle de Juliano + contact ?</text:p>
        </text:list-item>
      </text:list>
      <text:p text:style-name="P49"> Contact transmit après le rendez-vous julian est touche à tous, entreprise familiale ,<text:s/></text:p>
      <text:p text:style-name="P50"><text:span text:style-name="T51">patron pas chaud sur <text:s/>ordi</text:span></text:p>
      <text:p text:style-name="P52"><text:span text:style-name="T53">margo à fond sur les math</text:span></text:p>
      <text:soft-page-break/>
      <text:p text:style-name="P54"><text:span text:style-name="T55">alexien plus mise en rayon</text:span></text:p>
      <text:p text:style-name="P56"/>
      <text:p text:style-name="Standard"/>
      <text:list text:style-name="LFO1" text:continue-numbering="true">
        <text:list-item>
          <text:p text:style-name="P57">Charte graphique, couleur, police ?</text:p>
        </text:list-item>
      </text:list>
      <text:p text:style-name="P58">Vert pas trop d’idée , juste penser à la nature</text:p>
      <text:p text:style-name="Standard"/>
      <text:p text:style-name="Standard">« on fait comprendre aux gens qu’on fait<text:s/>vraiment attention aux animaux »</text:p>
      <text:p text:style-name="Standard"/>
      <text:p text:style-name="Standard">4. Comment conseiller clients ?</text:p>
      <text:p text:style-name="Standard">- mettre en place une newsletter ?</text:p>
      <text:p text:style-name="Standard">Oui ok pour la newsletter</text:p>
      <text:p text:style-name="Standard"/>
      <text:p text:style-name="Standard">5. Combien de personne vous attendez sur votre site ? « jsp comment ça fonctionne »</text:p>
      <text:p text:style-name="Standard"/>
      <text:p text:style-name="Standard">6. Vous voulez un click and collect ? « jvx favoriser l’achat donc OUI »</text:p>
      <text:p text:style-name="Standard"/>
      <text:p text:style-name="Standard">7. D’autres services à mettre en avant ?</text:p>
      <text:p text:style-name="Standard">Aucune idée, on reste sur sa vitrine et son commerce.</text:p>
      <text:p text:style-name="Standard"/>
      <text:p text:style-name="Standard">8. Voulez vous que les utilisateurs aient un espace client personnel ?</text:p>
      <text:p text:style-name="Standard"/>
      <text:p text:style-name="Standard"/>
      <text:p text:style-name="Standard">9. Restreindre l’accès aux utilisateurs non inscrits ?<text:s/></text:p>
      <text:p text:style-name="Standard"><text:s/>Oui, tous le monde peut voir ça vitrine mais pour passer commande il faut être inscrit.</text:p>
      <text:p text:style-name="Standard"/>
      <text:p text:style-name="Standard">10. Intéressé par témoignages et avis clients ?</text:p>
      <text:p text:style-name="Standard">Oui très intéressé il demande a ses client de laisser des commentaire après leur passage, il aimerai bien garder se coter la</text:p>
      <text:p text:style-name="Standard"/>
      <text:p text:style-name="Standard">11. Adresse mail pro avec<text:s/>le nom de site ?</text:p>
      <text:p text:style-name="Standard">Envie de garder la même adresse, mais pas contre l’idée non plus.</text:p>
      <text:p text:style-name="Standard"/>
      <text:p text:style-name="Standard">12. De quelle manière souhaitez vous suivre l’avancée du projet ?</text:p>
      <text:p text:style-name="Standard">A quelle fréquence ?</text:p>
      <text:p text:style-name="Standard">A<text:s/>notre bon vouloir .</text:p>
      <text:p text:style-name="Standard"/>
      <text:p text:style-name="Standard">13. Septembre IMPERATIVEMENT ?</text:p>
      <text:p text:style-name="Standard">Oui mais si il y a de bonne raison de prolonger a discuter</text:p>
      <text:p text:style-name="Standard"/>
      <text:p text:style-name="Standard">-------------------------------------------------</text:p>
      <text:p text:style-name="Standard"/>
      <text:list text:style-name="LFO2" text:continue-numbering="true">
        <text:list-item>
          <text:p text:style-name="P59">Quels sont les animaux de compagnie que vous vendez ?</text:p>
        </text:list-item>
      </text:list>
      <text:p text:style-name="P60">Chat, chien, oiseau, rongueur pas d’animaux exotique ,pour l’adaptation environnemental, le déplacement de son lieux naturel</text:p>
      <text:p text:style-name="Standard"/>
      <text:p text:style-name="Standard">2. Catégorie de produits ? Alimentaire – Jouet – Toilettage<text:s/>(<text:span text:style-name="T61"></text:span><text:s/>dans l’odre des priorité)</text:p>
      <text:p text:style-name="Standard"/>
      <text:p text:style-name="Standard"/>
      <text:list text:style-name="LFO1" text:continue-numbering="true">
        <text:list-item>
          <text:p text:style-name="P62">Avez-vous<text:s/>des ressources, description produits digitalisées ? Peut préparer une liste</text:p>
        </text:list-item>
      </text:list>
      <text:p text:style-name="Standard">Une<text:s/>base de donner sur sont ordi, mais pas trop il peut nous préparer une liste avec les produit et référence.</text:p>
      <text:p text:style-name="Standard"/>
      <text:soft-page-break/>
      <text:p text:style-name="Standard">4. L’histoire de l’entreprise ?</text:p>
      <text:p text:style-name="Standard">5.</text:p>
      <text:p text:style-name="Standard"/>
      <text:p text:style-name="Standard">6. Idées pour se faire démarquer des concu ?</text:p>
      <text:p text:style-name="Standard">Produit régionaux venant de producteur régionaux</text:p>
      <text:p text:style-name="Standard">donc une clientel de qualité mais aussi pour les personne qui ont<text:s/>un petit budget ?</text:p>
      <text:p text:style-name="Standard"/>
      <text:p text:style-name="Standard">7. Futures fonctionnalités ?</text:p>
      <text:p text:style-name="Standard">Aucun idéen resté sur l’idee principale vitre et e-commerce de son entreprise</text:p>
      <text:p text:style-name="Standard"/>
      <text:p text:style-name="Standard">8. Code promo ?</text:p>
      <text:p text:style-name="Standard">J’en fait, pour les clients fidèles<text:s/>pour les anniversaires<text:s/>ou les évènements.</text:p>
      <text:p text:style-name="Standard"/>
      <text:p text:style-name="Standard">9. Avez vous une liste des clients, pour qu’on les ajoute dans notre base de données ( pour les promo anniv ) ?</text:p>
      <text:p text:style-name="Standard">Oui il a la liste, voir avec juliano</text:p>
      <text:p text:style-name="Standard"/>
      <text:p text:style-name="Standard">10. Se connecter via facebook ?</text:p>
      <text:p text:style-name="Standard">Si c’est gratuit et possible oui</text:p>
      <text:p text:style-name="Standard"/>
      <text:p text:style-name="Standard">11. on vous fait un insta ? Lol</text:p>
      <text:p text:style-name="Standard">Twitter non, trop troll, trop négatif , Instagram pourquoi pas mais pas connaisseur voir avec juliano (attention a sa charge de travail)</text:p>
      <text:p text:style-name="Standard">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fr" style:country-asian="F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RN DEV 23-01</dc:creator>
    <meta:creation-date>2023-06-28T11:19:00Z</meta:creation-date>
    <dc:date>2023-06-28T14:48:00Z</dc:date>
    <meta:template xlink:href="Normal" xlink:type="simple"/>
    <meta:editing-cycles>3</meta:editing-cycles>
    <meta:editing-duration>PT16860S</meta:editing-duration>
    <meta:document-statistic meta:page-count="4" meta:paragraph-count="10" meta:word-count="805" meta:character-count="5224" meta:row-count="36" meta:non-whitespace-character-count="4429"/>
  </office:meta>
</office:document-meta>
</file>